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1299in" svg:y="0.1299in" svg:width="5.3701in" svg:height="8.2402in" draw:z-index="0">
        <draw:text-box>
          <text:p text:style-name="Frame_20_contents"/>
        </draw:text-box>
      </draw:frame>
      <draw:frame draw:style-name="fr1" draw:name="Frame2" text:anchor-type="page" text:anchor-page-number="1" svg:x="5.5in" svg:y="0.1299in" svg:width="5.3701in" svg:height="8.2402in" draw:z-index="1">
        <draw:text-box>
          <text:p text:style-name="Frame_20_contents"/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1299in" fo:margin-bottom="0.1299in" fo:margin-left="0.1299in" fo:margin-right="0.1299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3:31:24.540836022</meta:creation-date>
    <dc:date>2018-10-17T05:14:02.052357513</dc:date>
    <meta:editing-duration>PT8M4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